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2291"/>
    </style:style>
    <style:style style:name="P2" style:family="paragraph" style:parent-style-name="Standard">
      <style:text-properties officeooo:paragraph-rsid="00012291"/>
    </style:style>
    <style:style style:name="T1" style:family="text">
      <style:text-properties officeooo:rsid="00125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rdena de Menor a Mayor las siguientes capacidades:</text:p>
      <text:p text:style-name="P2">GB, KB, bit, TB, MB, EB, byte, PB, ZB</text:p>
      <text:p text:style-name="P2"/>
      <text:p text:style-name="P2">2. Cuántos Bytes hay en….</text:p>
      <text:p text:style-name="P2">a) 4 KB<text:span text:style-name="T1">=4000</text:span></text:p>
      <text:p text:style-name="P2">b) 2048 bits<text:span text:style-name="T1">=256</text:span></text:p>
      <text:p text:style-name="P2">c) 1 MB<text:span text:style-name="T1">=1e+6</text:span></text:p>
      <text:p text:style-name="P2">d) 210 EB<text:span text:style-name="T1">=1,02*10^21</text:span></text:p>
      <text:p text:style-name="P2">e) 36 TB<text:span text:style-name="T1">=3,6e+13</text:span></text:p>
      <text:p text:style-name="P2"/>
      <text:p text:style-name="P2">3. Cuántos Mbytes hay en….</text:p>
      <text:p text:style-name="P2">a) 8 PB<text:span text:style-name="T1">=8e+9</text:span></text:p>
      <text:p text:style-name="P2">b) 128 GB<text:span text:style-name="T1">=128000</text:span></text:p>
      <text:p text:style-name="P2">c) 512 bytes<text:span text:style-name="T1">=0,004</text:span></text:p>
      <text:p text:style-name="P2">d) 4 ZB<text:span text:style-name="T1">=3,2e+16</text:span></text:p>
      <text:p text:style-name="P2">e) 1024 TB<text:span text:style-name="T1">=8,192e+9</text:span></text:p>
      <text:p text:style-name="P2"/>
      <text:p text:style-name="P2">4. Convierte las siguientes unidades….</text:p>
      <text:p text:style-name="P2">a) 16KB a EB<text:span text:style-name="T1">=</text:span></text:p>
      <text:p text:style-name="P2">b) 48MB a KB<text:span text:style-name="T1">=</text:span></text:p>
      <text:p text:style-name="P2">c) 256PB a MB<text:span text:style-name="T1">=</text:span></text:p>
      <text:p text:style-name="P2">d) 8ZB a Bytes<text:span text:style-name="T1">=</text:span></text:p>
      <text:p text:style-name="P2">e) 4096 EB a KB<text:span text:style-name="T1">=</text:span></text:p>
      <text:p text:style-name="P2">f) 1GB a YB<text:span text:style-name="T1">=</text:span></text:p>
      <text:p text:style-name="P2">g) 1024 TB a PB<text:span text:style-name="T1">=</text:span></text:p>
      <text:p text:style-name="P2">h) 100.000 bits a KB<text:span text:style-name="T1">=</text:span></text:p>
      <text:p text:style-name="P2">i) 512KB a TB<text:span text:style-name="T1">=</text:span></text:p>
      <text:p text:style-name="P2">j) 1024MB a ZB<text:span text:style-name="T1">=</text:span></text:p>
      <text:p text:style-name="P2"/>
      <text:p text:style-name="P1">UNIDAD 2. A2</text:p>
      <text:p text:style-name="P2"/>
      <text:p text:style-name="P2">5. Realiza las siguientes codificaciones:</text:p>
      <text:p text:style-name="P2">a. 10111001011 de binario a hexadecimal<text:span text:style-name="T1">=</text:span></text:p>
      <text:p text:style-name="P2">b. 7672 de octal a binario<text:span text:style-name="T1">=</text:span></text:p>
      <text:p text:style-name="P2">c. A234B de hexadecimal a decimal<text:span text:style-name="T1">=</text:span></text:p>
      <text:p text:style-name="P2">d. 34,5 de decimal a binario<text:span text:style-name="T1">=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6T12:53:03.105000000</meta:creation-date>
    <dc:date>2020-11-16T12:58:32.340000000</dc:date>
    <meta:editing-duration>PT5M28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31" meta:word-count="138" meta:character-count="668" meta:non-whitespace-character-count="561"/>
  </office:meta>
</office:document-meta>
</file>